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20fc" officeooo:paragraph-rsid="000420fc" style:font-weight-asian="bold" style:font-weight-complex="bold"/>
    </style:style>
    <style:style style:name="P2" style:family="paragraph" style:parent-style-name="Standard">
      <style:text-properties fo:font-weight="bold" officeooo:rsid="0005a393" officeooo:paragraph-rsid="000420fc" style:font-weight-asian="bold" style:font-weight-complex="bold"/>
    </style:style>
    <style:style style:name="P3" style:family="paragraph" style:parent-style-name="Standard">
      <style:text-properties fo:font-weight="normal" officeooo:rsid="0005a393" officeooo:paragraph-rsid="0005a393" style:font-weight-asian="normal" style:font-weight-complex="normal"/>
    </style:style>
    <style:style style:name="P4" style:family="paragraph" style:parent-style-name="Standard">
      <style:text-properties fo:font-weight="normal" officeooo:rsid="0005d50a" officeooo:paragraph-rsid="0005d50a" style:font-weight-asian="normal" style:font-weight-complex="normal"/>
    </style:style>
    <style:style style:name="T1" style:family="text">
      <style:text-properties officeooo:rsid="0005d50a"/>
    </style:style>
    <style:style style:name="T2" style:family="text">
      <style:text-properties officeooo:rsid="00075f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out me</text:p>
      <text:p text:style-name="P2"/>
      <text:p text:style-name="P3">Creation is one of life’s wonders. To take an idea and fashion it from mind to matter, solving all those complications that reality tests <text:span text:style-name="T2">it </text:span>with, <text:span text:style-name="T1">is extremely satisfying to me.</text:span></text:p>
      <text:p text:style-name="P3"/>
      <text:p text:style-name="P4">I’m Alastair. I’m from the UK, Devon to be a little more precise. I’ve been into web development for a while now and have picked up a range of skills which I’m confident I can use to turn any design into a working, responsive, optimized and bug-free website. <text:s/></text:p>
      <text:p text:style-name="P4"/>
      <text:p text:style-name="P4">If you have an idea and wish to make it a reality then I would love to help you with that. Please check out my projects and see what skills I possess. <text:span text:style-name="T2">I’m only a message away so if I’m what you are looking for I look forward to hearing from you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12-12T00:03:51.880000000</dc:date>
    <meta:editing-duration>PT6H1M38S</meta:editing-duration>
    <meta:editing-cycles>3</meta:editing-cycles>
    <meta:document-statistic meta:table-count="0" meta:image-count="0" meta:object-count="0" meta:page-count="1" meta:paragraph-count="4" meta:word-count="133" meta:character-count="691" meta:non-whitespace-character-count="559"/>
  </office:meta>
</office:document-meta>
</file>